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TSP-Normal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8" office:value-type="float" office:value="1503037.478594" calcext:value-type="float">
            <text:p>1503037.479</text:p>
          </table:table-cell>
          <table:table-cell table:style-name="ce8" office:value-type="float" office:value="1503420.46103" calcext:value-type="float">
            <text:p>1503420.461</text:p>
          </table:table-cell>
          <table:table-cell table:style-name="ce8" office:value-type="float" office:value="1503973.405989" calcext:value-type="float">
            <text:p>1503973.406</text:p>
          </table:table-cell>
          <table:table-cell table:style-name="ce8" office:value-type="float" office:value="1504011.288582" calcext:value-type="float">
            <text:p>1504011.289</text:p>
          </table:table-cell>
          <table:table-cell table:style-name="ce8" office:value-type="float" office:value="1503973.405989" calcext:value-type="float">
            <text:p>1503973.406</text:p>
          </table:table-cell>
          <table:table-cell table:style-name="ce8" office:value-type="float" office:value="1504087.811362" calcext:value-type="float">
            <text:p>1504087.811</text:p>
          </table:table-cell>
          <table:table-cell table:style-name="ce8" office:value-type="float" office:value="1503973.405989" calcext:value-type="float">
            <text:p>1503973.406</text:p>
          </table:table-cell>
          <table:table-cell table:style-name="ce8" office:value-type="float" office:value="1504087.811362" calcext:value-type="float">
            <text:p>1504087.811</text:p>
          </table:table-cell>
          <table:table-cell table:style-name="ce8" office:value-type="float" office:value="1504107.426824" calcext:value-type="float">
            <text:p>1504107.427</text:p>
          </table:table-cell>
          <table:table-cell table:style-name="ce8" office:value-type="float" office:value="1503973.405989" calcext:value-type="float">
            <text:p>1503973.406</text:p>
          </table:table-cell>
          <table:table-cell table:style-name="ce8" office:value-type="float" office:value="1504088.10192" calcext:value-type="float">
            <text:p>1504088.102</text:p>
          </table:table-cell>
          <table:table-cell table:number-columns-repeated="2" table:style-name="ce8" office:value-type="float" office:value="1504107.426824" calcext:value-type="float">
            <text:p>1504107.42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69.264884" calcext:value-type="float">
            <text:p>1503069.265</text:p>
          </table:table-cell>
          <table:table-cell table:style-name="ce8" office:value-type="float" office:value="1503285.549735" calcext:value-type="float">
            <text:p>1503285.550</text:p>
          </table:table-cell>
          <table:table-cell table:style-name="ce8" office:value-type="float" office:value="1503975.051378" calcext:value-type="float">
            <text:p>1503975.051</text:p>
          </table:table-cell>
          <table:table-cell table:style-name="ce8" office:value-type="float" office:value="1504159.093507" calcext:value-type="float">
            <text:p>1504159.094</text:p>
          </table:table-cell>
          <table:table-cell table:style-name="ce8" office:value-type="float" office:value="1503975.051378" calcext:value-type="float">
            <text:p>1503975.051</text:p>
          </table:table-cell>
          <table:table-cell table:style-name="ce8" office:value-type="float" office:value="1504084.801197" calcext:value-type="float">
            <text:p>1504084.801</text:p>
          </table:table-cell>
          <table:table-cell table:style-name="ce8" office:value-type="float" office:value="1503975.051378" calcext:value-type="float">
            <text:p>1503975.051</text:p>
          </table:table-cell>
          <table:table-cell table:style-name="ce8" office:value-type="float" office:value="1504084.801197" calcext:value-type="float">
            <text:p>1504084.801</text:p>
          </table:table-cell>
          <table:table-cell table:style-name="ce8" office:value-type="float" office:value="1504153.725033" calcext:value-type="float">
            <text:p>1504153.725</text:p>
          </table:table-cell>
          <table:table-cell table:style-name="ce8" office:value-type="float" office:value="1503975.051378" calcext:value-type="float">
            <text:p>1503975.051</text:p>
          </table:table-cell>
          <table:table-cell table:style-name="ce8" office:value-type="float" office:value="1504086.622188" calcext:value-type="float">
            <text:p>1504086.622</text:p>
          </table:table-cell>
          <table:table-cell table:number-columns-repeated="2" table:style-name="ce8" office:value-type="float" office:value="1504153.725033" calcext:value-type="float">
            <text:p>1504153.72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55.444289" calcext:value-type="float">
            <text:p>1503055.444</text:p>
          </table:table-cell>
          <table:table-cell table:style-name="ce8" office:value-type="float" office:value="1503358.280968" calcext:value-type="float">
            <text:p>1503358.281</text:p>
          </table:table-cell>
          <table:table-cell table:style-name="ce8" office:value-type="float" office:value="1503982.421899" calcext:value-type="float">
            <text:p>1503982.422</text:p>
          </table:table-cell>
          <table:table-cell table:style-name="ce8" office:value-type="float" office:value="1504002.631279" calcext:value-type="float">
            <text:p>1504002.631</text:p>
          </table:table-cell>
          <table:table-cell table:style-name="ce8" office:value-type="float" office:value="1503982.421899" calcext:value-type="float">
            <text:p>1503982.422</text:p>
          </table:table-cell>
          <table:table-cell table:style-name="ce8" office:value-type="float" office:value="1503938.804599" calcext:value-type="float">
            <text:p>1503938.805</text:p>
          </table:table-cell>
          <table:table-cell table:style-name="ce8" office:value-type="float" office:value="1503982.421899" calcext:value-type="float">
            <text:p>1503982.422</text:p>
          </table:table-cell>
          <table:table-cell table:style-name="ce8" office:value-type="float" office:value="1503938.804599" calcext:value-type="float">
            <text:p>1503938.805</text:p>
          </table:table-cell>
          <table:table-cell table:style-name="ce8" office:value-type="float" office:value="1504124.5979" calcext:value-type="float">
            <text:p>1504124.598</text:p>
          </table:table-cell>
          <table:table-cell table:style-name="ce8" office:value-type="float" office:value="1503982.421899" calcext:value-type="float">
            <text:p>1503982.422</text:p>
          </table:table-cell>
          <table:table-cell table:style-name="ce8" office:value-type="float" office:value="1503940.10525" calcext:value-type="float">
            <text:p>1503940.105</text:p>
          </table:table-cell>
          <table:table-cell table:number-columns-repeated="2" table:style-name="ce8" office:value-type="float" office:value="1504124.5979" calcext:value-type="float">
            <text:p>1504124.59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97.940835" calcext:value-type="float">
            <text:p>1503097.941</text:p>
          </table:table-cell>
          <table:table-cell table:style-name="ce8" office:value-type="float" office:value="1503413.907804" calcext:value-type="float">
            <text:p>1503413.908</text:p>
          </table:table-cell>
          <table:table-cell table:style-name="ce8" office:value-type="float" office:value="1503951.73289" calcext:value-type="float">
            <text:p>1503951.733</text:p>
          </table:table-cell>
          <table:table-cell table:style-name="ce8" office:value-type="float" office:value="1504013.882282" calcext:value-type="float">
            <text:p>1504013.882</text:p>
          </table:table-cell>
          <table:table-cell table:style-name="ce8" office:value-type="float" office:value="1503951.73289" calcext:value-type="float">
            <text:p>1503951.733</text:p>
          </table:table-cell>
          <table:table-cell table:style-name="ce8" office:value-type="float" office:value="1504126.569866" calcext:value-type="float">
            <text:p>1504126.570</text:p>
          </table:table-cell>
          <table:table-cell table:style-name="ce8" office:value-type="float" office:value="1503951.73289" calcext:value-type="float">
            <text:p>1503951.733</text:p>
          </table:table-cell>
          <table:table-cell table:style-name="ce8" office:value-type="float" office:value="1504126.569866" calcext:value-type="float">
            <text:p>1504126.570</text:p>
          </table:table-cell>
          <table:table-cell table:style-name="ce8" office:value-type="float" office:value="1503938.657628" calcext:value-type="float">
            <text:p>1503938.658</text:p>
          </table:table-cell>
          <table:table-cell table:style-name="ce8" office:value-type="float" office:value="1503951.73289" calcext:value-type="float">
            <text:p>1503951.733</text:p>
          </table:table-cell>
          <table:table-cell table:style-name="ce8" office:value-type="float" office:value="1504126.569866" calcext:value-type="float">
            <text:p>1504126.570</text:p>
          </table:table-cell>
          <table:table-cell table:number-columns-repeated="2" table:style-name="ce8" office:value-type="float" office:value="1503938.657628" calcext:value-type="float">
            <text:p>1503938.65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87.99126" calcext:value-type="float">
            <text:p>1503087.991</text:p>
          </table:table-cell>
          <table:table-cell table:style-name="ce8" office:value-type="float" office:value="1503305.745395" calcext:value-type="float">
            <text:p>1503305.745</text:p>
          </table:table-cell>
          <table:table-cell table:style-name="ce8" office:value-type="float" office:value="1504015.244765" calcext:value-type="float">
            <text:p>1504015.245</text:p>
          </table:table-cell>
          <table:table-cell table:style-name="ce8" office:value-type="float" office:value="1503987.383024" calcext:value-type="float">
            <text:p>1503987.383</text:p>
          </table:table-cell>
          <table:table-cell table:style-name="ce8" office:value-type="float" office:value="1504015.244765" calcext:value-type="float">
            <text:p>1504015.245</text:p>
          </table:table-cell>
          <table:table-cell table:style-name="ce8" office:value-type="float" office:value="1503962.372454" calcext:value-type="float">
            <text:p>1503962.372</text:p>
          </table:table-cell>
          <table:table-cell table:style-name="ce8" office:value-type="float" office:value="1504015.244765" calcext:value-type="float">
            <text:p>1504015.245</text:p>
          </table:table-cell>
          <table:table-cell table:style-name="ce8" office:value-type="float" office:value="1503962.372454" calcext:value-type="float">
            <text:p>1503962.372</text:p>
          </table:table-cell>
          <table:table-cell table:style-name="ce8" office:value-type="float" office:value="1504072.160472" calcext:value-type="float">
            <text:p>1504072.160</text:p>
          </table:table-cell>
          <table:table-cell table:style-name="ce8" office:value-type="float" office:value="1504015.244765" calcext:value-type="float">
            <text:p>1504015.245</text:p>
          </table:table-cell>
          <table:table-cell table:style-name="ce8" office:value-type="float" office:value="1504113.686139" calcext:value-type="float">
            <text:p>1504113.686</text:p>
          </table:table-cell>
          <table:table-cell table:number-columns-repeated="2" table:style-name="ce8" office:value-type="float" office:value="1504072.160472" calcext:value-type="float">
            <text:p>1504072.160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42.867152" calcext:value-type="float">
            <text:p>1503042.867</text:p>
          </table:table-cell>
          <table:table-cell table:style-name="ce8" office:value-type="float" office:value="1503352.642537" calcext:value-type="float">
            <text:p>1503352.643</text:p>
          </table:table-cell>
          <table:table-cell table:style-name="ce8" office:value-type="float" office:value="1503904.93931" calcext:value-type="float">
            <text:p>1503904.939</text:p>
          </table:table-cell>
          <table:table-cell table:style-name="ce8" office:value-type="float" office:value="1504063.083585" calcext:value-type="float">
            <text:p>1504063.084</text:p>
          </table:table-cell>
          <table:table-cell table:style-name="ce8" office:value-type="float" office:value="1503904.93931" calcext:value-type="float">
            <text:p>1503904.939</text:p>
          </table:table-cell>
          <table:table-cell table:style-name="ce8" office:value-type="float" office:value="1504113.753601" calcext:value-type="float">
            <text:p>1504113.754</text:p>
          </table:table-cell>
          <table:table-cell table:style-name="ce8" office:value-type="float" office:value="1503904.93931" calcext:value-type="float">
            <text:p>1503904.939</text:p>
          </table:table-cell>
          <table:table-cell table:style-name="ce8" office:value-type="float" office:value="1504113.753601" calcext:value-type="float">
            <text:p>1504113.754</text:p>
          </table:table-cell>
          <table:table-cell table:style-name="ce8" office:value-type="float" office:value="1503909.264535" calcext:value-type="float">
            <text:p>1503909.265</text:p>
          </table:table-cell>
          <table:table-cell table:style-name="ce8" office:value-type="float" office:value="1503904.93931" calcext:value-type="float">
            <text:p>1503904.939</text:p>
          </table:table-cell>
          <table:table-cell table:style-name="ce8" office:value-type="float" office:value="1504114.599478" calcext:value-type="float">
            <text:p>1504114.599</text:p>
          </table:table-cell>
          <table:table-cell table:number-columns-repeated="2" table:style-name="ce8" office:value-type="float" office:value="1503909.264535" calcext:value-type="float">
            <text:p>1503909.26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73.5843" calcext:value-type="float">
            <text:p>1503073.584</text:p>
          </table:table-cell>
          <table:table-cell table:style-name="ce8" office:value-type="float" office:value="1503353.9931" calcext:value-type="float">
            <text:p>1503353.993</text:p>
          </table:table-cell>
          <table:table-cell table:style-name="ce8" office:value-type="float" office:value="1503987.962917" calcext:value-type="float">
            <text:p>1503987.963</text:p>
          </table:table-cell>
          <table:table-cell table:style-name="ce8" office:value-type="float" office:value="1503988.633227" calcext:value-type="float">
            <text:p>1503988.633</text:p>
          </table:table-cell>
          <table:table-cell table:style-name="ce8" office:value-type="float" office:value="1503987.962917" calcext:value-type="float">
            <text:p>1503987.963</text:p>
          </table:table-cell>
          <table:table-cell table:style-name="ce8" office:value-type="float" office:value="1504095.465405" calcext:value-type="float">
            <text:p>1504095.465</text:p>
          </table:table-cell>
          <table:table-cell table:style-name="ce8" office:value-type="float" office:value="1503987.962917" calcext:value-type="float">
            <text:p>1503987.963</text:p>
          </table:table-cell>
          <table:table-cell table:style-name="ce8" office:value-type="float" office:value="1504095.465405" calcext:value-type="float">
            <text:p>1504095.465</text:p>
          </table:table-cell>
          <table:table-cell table:style-name="ce8" office:value-type="float" office:value="1504137.326728" calcext:value-type="float">
            <text:p>1504137.327</text:p>
          </table:table-cell>
          <table:table-cell table:style-name="ce8" office:value-type="float" office:value="1503987.962917" calcext:value-type="float">
            <text:p>1503987.963</text:p>
          </table:table-cell>
          <table:table-cell table:style-name="ce8" office:value-type="float" office:value="1504096.642227" calcext:value-type="float">
            <text:p>1504096.642</text:p>
          </table:table-cell>
          <table:table-cell table:number-columns-repeated="2" table:style-name="ce8" office:value-type="float" office:value="1504137.326728" calcext:value-type="float">
            <text:p>1504137.32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64.680122" calcext:value-type="float">
            <text:p>1503064.680</text:p>
          </table:table-cell>
          <table:table-cell table:style-name="ce8" office:value-type="float" office:value="1503307.290477" calcext:value-type="float">
            <text:p>1503307.290</text:p>
          </table:table-cell>
          <table:table-cell table:style-name="ce8" office:value-type="float" office:value="1503893.386797" calcext:value-type="float">
            <text:p>1503893.387</text:p>
          </table:table-cell>
          <table:table-cell table:style-name="ce8" office:value-type="float" office:value="1504022.004147" calcext:value-type="float">
            <text:p>1504022.004</text:p>
          </table:table-cell>
          <table:table-cell table:style-name="ce8" office:value-type="float" office:value="1503893.386797" calcext:value-type="float">
            <text:p>1503893.387</text:p>
          </table:table-cell>
          <table:table-cell table:style-name="ce8" office:value-type="float" office:value="1504162.701161" calcext:value-type="float">
            <text:p>1504162.701</text:p>
          </table:table-cell>
          <table:table-cell table:style-name="ce8" office:value-type="float" office:value="1503893.386797" calcext:value-type="float">
            <text:p>1503893.387</text:p>
          </table:table-cell>
          <table:table-cell table:style-name="ce8" office:value-type="float" office:value="1504162.701161" calcext:value-type="float">
            <text:p>1504162.701</text:p>
          </table:table-cell>
          <table:table-cell table:style-name="ce8" office:value-type="float" office:value="1504136.893471" calcext:value-type="float">
            <text:p>1504136.893</text:p>
          </table:table-cell>
          <table:table-cell table:style-name="ce8" office:value-type="float" office:value="1503893.386797" calcext:value-type="float">
            <text:p>1503893.387</text:p>
          </table:table-cell>
          <table:table-cell table:style-name="ce8" office:value-type="float" office:value="1504163.71827" calcext:value-type="float">
            <text:p>1504163.718</text:p>
          </table:table-cell>
          <table:table-cell table:number-columns-repeated="2" table:style-name="ce8" office:value-type="float" office:value="1504136.893471" calcext:value-type="float">
            <text:p>1504136.893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38.258804" calcext:value-type="float">
            <text:p>1503038.259</text:p>
          </table:table-cell>
          <table:table-cell table:style-name="ce8" office:value-type="float" office:value="1503366.498445" calcext:value-type="float">
            <text:p>1503366.498</text:p>
          </table:table-cell>
          <table:table-cell table:style-name="ce8" office:value-type="float" office:value="1503932.371302" calcext:value-type="float">
            <text:p>1503932.371</text:p>
          </table:table-cell>
          <table:table-cell table:style-name="ce8" office:value-type="float" office:value="1504105.007638" calcext:value-type="float">
            <text:p>1504105.008</text:p>
          </table:table-cell>
          <table:table-cell table:style-name="ce8" office:value-type="float" office:value="1503932.371302" calcext:value-type="float">
            <text:p>1503932.371</text:p>
          </table:table-cell>
          <table:table-cell table:style-name="ce8" office:value-type="float" office:value="1504158.242393" calcext:value-type="float">
            <text:p>1504158.242</text:p>
          </table:table-cell>
          <table:table-cell table:style-name="ce8" office:value-type="float" office:value="1503932.371302" calcext:value-type="float">
            <text:p>1503932.371</text:p>
          </table:table-cell>
          <table:table-cell table:style-name="ce8" office:value-type="float" office:value="1504158.242393" calcext:value-type="float">
            <text:p>1504158.242</text:p>
          </table:table-cell>
          <table:table-cell table:style-name="ce8" office:value-type="float" office:value="1504119.237811" calcext:value-type="float">
            <text:p>1504119.238</text:p>
          </table:table-cell>
          <table:table-cell table:style-name="ce8" office:value-type="float" office:value="1503932.371302" calcext:value-type="float">
            <text:p>1503932.371</text:p>
          </table:table-cell>
          <table:table-cell table:style-name="ce8" office:value-type="float" office:value="1504164.663468" calcext:value-type="float">
            <text:p>1504164.663</text:p>
          </table:table-cell>
          <table:table-cell table:number-columns-repeated="2" table:style-name="ce8" office:value-type="float" office:value="1504119.237811" calcext:value-type="float">
            <text:p>1504119.23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93.599" calcext:value-type="float">
            <text:p>1503093.599</text:p>
          </table:table-cell>
          <table:table-cell table:style-name="ce8" office:value-type="float" office:value="1503428.561434" calcext:value-type="float">
            <text:p>1503428.561</text:p>
          </table:table-cell>
          <table:table-cell table:style-name="ce9" office:value-type="float" office:value="1503953.521001" calcext:value-type="float">
            <text:p>1503953.521</text:p>
          </table:table-cell>
          <table:table-cell table:style-name="ce9" office:value-type="float" office:value="1504024.271627" calcext:value-type="float">
            <text:p>1504024.272</text:p>
          </table:table-cell>
          <table:table-cell table:style-name="ce9" office:value-type="float" office:value="1503953.521001" calcext:value-type="float">
            <text:p>1503953.521</text:p>
          </table:table-cell>
          <table:table-cell table:style-name="ce9" office:value-type="float" office:value="1504153.276721" calcext:value-type="float">
            <text:p>1504153.277</text:p>
          </table:table-cell>
          <table:table-cell table:style-name="ce9" office:value-type="float" office:value="1503953.521001" calcext:value-type="float">
            <text:p>1503953.521</text:p>
          </table:table-cell>
          <table:table-cell table:style-name="ce9" office:value-type="float" office:value="1504153.276721" calcext:value-type="float">
            <text:p>1504153.277</text:p>
          </table:table-cell>
          <table:table-cell table:style-name="ce9" office:value-type="float" office:value="1504136.39259" calcext:value-type="float">
            <text:p>1504136.393</text:p>
          </table:table-cell>
          <table:table-cell table:style-name="ce9" office:value-type="float" office:value="1503953.521001" calcext:value-type="float">
            <text:p>1503953.521</text:p>
          </table:table-cell>
          <table:table-cell table:style-name="ce8" office:value-type="float" office:value="1504166.744529" calcext:value-type="float">
            <text:p>1504166.745</text:p>
          </table:table-cell>
          <table:table-cell table:style-name="ce8" office:value-type="float" office:value="1504136.39259" calcext:value-type="float">
            <text:p>1504136.393</text:p>
          </table:table-cell>
          <table:table-cell table:style-name="ce9" office:value-type="float" office:value="1504136.39259" calcext:value-type="float">
            <text:p>1504136.393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028.873237" calcext:value-type="float">
            <text:p>1503028.873</text:p>
          </table:table-cell>
          <table:table-cell table:style-name="ce8" office:value-type="float" office:value="1503321.03784" calcext:value-type="float">
            <text:p>1503321.038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90.352103" calcext:value-type="float">
            <text:p>1503090.352</text:p>
          </table:table-cell>
          <table:table-cell table:style-name="ce8" office:value-type="float" office:value="1503283.595603" calcext:value-type="float">
            <text:p>1503283.596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57.340391" calcext:value-type="float">
            <text:p>1503057.340</text:p>
          </table:table-cell>
          <table:table-cell table:style-name="ce8" office:value-type="float" office:value="1503388.026399" calcext:value-type="float">
            <text:p>1503388.026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28.960736" calcext:value-type="float">
            <text:p>1503028.961</text:p>
          </table:table-cell>
          <table:table-cell table:style-name="ce8" office:value-type="float" office:value="1503346.447409" calcext:value-type="float">
            <text:p>1503346.447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25.695613" calcext:value-type="float">
            <text:p>1503025.696</text:p>
          </table:table-cell>
          <table:table-cell table:style-name="ce8" office:value-type="float" office:value="1503319.337671" calcext:value-type="float">
            <text:p>1503319.338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2999.202928" calcext:value-type="float">
            <text:p>1502999.203</text:p>
          </table:table-cell>
          <table:table-cell table:style-name="ce8" office:value-type="float" office:value="1503381.399387" calcext:value-type="float">
            <text:p>1503381.399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06.962092" calcext:value-type="float">
            <text:p>1503006.962</text:p>
          </table:table-cell>
          <table:table-cell table:style-name="ce8" office:value-type="float" office:value="1503348.981058" calcext:value-type="float">
            <text:p>1503348.98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20.987631" calcext:value-type="float">
            <text:p>1503020.988</text:p>
          </table:table-cell>
          <table:table-cell table:style-name="ce8" office:value-type="float" office:value="1503290.739809" calcext:value-type="float">
            <text:p>1503290.740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96.466692" calcext:value-type="float">
            <text:p>1503096.467</text:p>
          </table:table-cell>
          <table:table-cell table:style-name="ce8" office:value-type="float" office:value="1503333.916571" calcext:value-type="float">
            <text:p>1503333.917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18.784462" calcext:value-type="float">
            <text:p>1503018.784</text:p>
          </table:table-cell>
          <table:table-cell table:style-name="ce8" office:value-type="float" office:value="1503412.845582" calcext:value-type="float">
            <text:p>1503412.846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23.359449" calcext:value-type="float">
            <text:p>1503023.359</text:p>
          </table:table-cell>
          <table:table-cell table:style-name="ce8" office:value-type="float" office:value="1503321.928943" calcext:value-type="float">
            <text:p>1503321.929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45.155378" calcext:value-type="float">
            <text:p>1503045.155</text:p>
          </table:table-cell>
          <table:table-cell table:style-name="ce8" office:value-type="float" office:value="1503335.986794" calcext:value-type="float">
            <text:p>1503335.987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09.120483" calcext:value-type="float">
            <text:p>1503009.120</text:p>
          </table:table-cell>
          <table:table-cell table:style-name="ce8" office:value-type="float" office:value="1503318.907201" calcext:value-type="float">
            <text:p>1503318.907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106.09604" calcext:value-type="float">
            <text:p>1503106.096</text:p>
          </table:table-cell>
          <table:table-cell table:style-name="ce8" office:value-type="float" office:value="1503330.993973" calcext:value-type="float">
            <text:p>1503330.994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24.567756" calcext:value-type="float">
            <text:p>1503024.568</text:p>
          </table:table-cell>
          <table:table-cell table:style-name="ce8" office:value-type="float" office:value="1503325.419375" calcext:value-type="float">
            <text:p>1503325.419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12.327257" calcext:value-type="float">
            <text:p>1503012.327</text:p>
          </table:table-cell>
          <table:table-cell table:style-name="ce8" office:value-type="float" office:value="1503342.252317" calcext:value-type="float">
            <text:p>1503342.252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20.930972" calcext:value-type="float">
            <text:p>1503020.931</text:p>
          </table:table-cell>
          <table:table-cell table:style-name="ce8" office:value-type="float" office:value="1503309.781178" calcext:value-type="float">
            <text:p>1503309.78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048.629597" calcext:value-type="float">
            <text:p>1503048.630</text:p>
          </table:table-cell>
          <table:table-cell table:style-name="ce8" office:value-type="float" office:value="1503399.546662" calcext:value-type="float">
            <text:p>1503399.547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110.799817" calcext:value-type="float">
            <text:p>1503110.800</text:p>
          </table:table-cell>
          <table:table-cell table:style-name="ce8" office:value-type="float" office:value="1503331.647518" calcext:value-type="float">
            <text:p>1503331.648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9" office:value-type="float" office:value="1503069.822935" calcext:value-type="float">
            <text:p>1503069.823</text:p>
          </table:table-cell>
          <table:table-cell table:style-name="ce9" office:value-type="float" office:value="1503357.317354" calcext:value-type="float">
            <text:p>1503357.317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9"/>
          <table:table-cell table:style-name="ce9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1" office:value-type="string" calcext:value-type="string">
            <text:p>86400_10_30</text:p>
          </table:table-cell>
          <table:table-cell table:style-name="ce11" office:value-type="string" calcext:value-type="string">
            <text:p>172800_10_30</text:p>
          </table:table-cell>
          <table:table-cell table:style-name="ce11" office:value-type="string" calcext:value-type="string">
            <text:p>345600_10_10</text:p>
          </table:table-cell>
          <table:table-cell table:style-name="ce11" office:value-type="string" calcext:value-type="string">
            <text:p>345600_20_10</text:p>
          </table:table-cell>
          <table:table-cell table:style-name="ce11" office:value-type="string" calcext:value-type="string">
            <text:p>691200_10_10</text:p>
          </table:table-cell>
          <table:table-cell table:style-name="ce11" office:value-type="string" calcext:value-type="string">
            <text:p>691200_30_10</text:p>
          </table:table-cell>
          <table:table-cell table:style-name="ce11" office:value-type="string" calcext:value-type="string">
            <text:p>1382400_10_10</text:p>
          </table:table-cell>
          <table:table-cell table:style-name="ce11" office:value-type="string" calcext:value-type="string">
            <text:p>1382400_30_10</text:p>
          </table:table-cell>
          <table:table-cell table:style-name="ce11" office:value-type="string" calcext:value-type="string">
            <text:p>1382400_50_10</text:p>
          </table:table-cell>
          <table:table-cell table:style-name="ce11" office:value-type="string" calcext:value-type="string">
            <text:p>1900800_10_10</text:p>
          </table:table-cell>
          <table:table-cell table:style-name="ce11" office:value-type="string" calcext:value-type="string">
            <text:p>1900800_30_10</text:p>
          </table:table-cell>
          <table:table-cell table:style-name="ce11" office:value-type="string" calcext:value-type="string">
            <text:p>1900800_50_10</text:p>
          </table:table-cell>
          <table:table-cell table:style-name="ce11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3" table:formula="of:=MIN([.B3:.B32])" office:value-type="float" office:value="1502999.202928" calcext:value-type="float">
            <text:p>1502999.202928</text:p>
          </table:table-cell>
          <table:table-cell table:style-name="ce13" table:formula="of:=MIN([.C3:.C32])" office:value-type="float" office:value="1503283.595603" calcext:value-type="float">
            <text:p>1503283.595603</text:p>
          </table:table-cell>
          <table:table-cell table:style-name="ce13" table:formula="of:=MIN([.D3:.D32])" office:value-type="float" office:value="1503893.386797" calcext:value-type="float">
            <text:p>1503893.386797</text:p>
          </table:table-cell>
          <table:table-cell table:style-name="ce13" table:formula="of:=MIN([.E3:.E32])" office:value-type="float" office:value="1503987.383024" calcext:value-type="float">
            <text:p>1503987.383024</text:p>
          </table:table-cell>
          <table:table-cell table:style-name="ce13" table:formula="of:=MIN([.F3:.F32])" office:value-type="float" office:value="1503893.386797" calcext:value-type="float">
            <text:p>1503893.386797</text:p>
          </table:table-cell>
          <table:table-cell table:style-name="ce13" table:formula="of:=MIN([.G3:.G32])" office:value-type="float" office:value="1503938.804599" calcext:value-type="float">
            <text:p>1503938.804599</text:p>
          </table:table-cell>
          <table:table-cell table:style-name="ce13" table:formula="of:=MIN([.H3:.H32])" office:value-type="float" office:value="1503893.386797" calcext:value-type="float">
            <text:p>1503893.386797</text:p>
          </table:table-cell>
          <table:table-cell table:style-name="ce13" table:formula="of:=MIN([.I3:.I32])" office:value-type="float" office:value="1503938.804599" calcext:value-type="float">
            <text:p>1503938.804599</text:p>
          </table:table-cell>
          <table:table-cell table:style-name="ce13" table:formula="of:=MIN([.J3:.J32])" office:value-type="float" office:value="1503909.264535" calcext:value-type="float">
            <text:p>1503909.264535</text:p>
          </table:table-cell>
          <table:table-cell table:style-name="ce13" table:formula="of:=MIN([.K3:.K32])" office:value-type="float" office:value="1503893.386797" calcext:value-type="float">
            <text:p>1503893.386797</text:p>
          </table:table-cell>
          <table:table-cell table:style-name="ce13" table:formula="of:=MIN([.L3:.L32])" office:value-type="float" office:value="1503940.10525" calcext:value-type="float">
            <text:p>1503940.10525</text:p>
          </table:table-cell>
          <table:table-cell table:style-name="ce13" table:formula="of:=MIN([.M3:.M32])" office:value-type="float" office:value="1503909.264535" calcext:value-type="float">
            <text:p>1503909.264535</text:p>
          </table:table-cell>
          <table:table-cell table:style-name="ce13" table:formula="of:=MIN([.N3:.N32])" office:value-type="float" office:value="1503909.264535" calcext:value-type="float">
            <text:p>1503909.2645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03110.799817" calcext:value-type="float">
            <text:p>1503110.799817</text:p>
          </table:table-cell>
          <table:table-cell table:style-name="ce3" table:formula="of:=MAX([.C3:.C32])" office:value-type="float" office:value="1503428.561434" calcext:value-type="float">
            <text:p>1503428.561434</text:p>
          </table:table-cell>
          <table:table-cell table:style-name="ce3" table:formula="of:=MAX([.D3:.D32])" office:value-type="float" office:value="1504015.244765" calcext:value-type="float">
            <text:p>1504015.244765</text:p>
          </table:table-cell>
          <table:table-cell table:style-name="ce3" table:formula="of:=MAX([.E3:.E32])" office:value-type="float" office:value="1504159.093507" calcext:value-type="float">
            <text:p>1504159.093507</text:p>
          </table:table-cell>
          <table:table-cell table:style-name="ce3" table:formula="of:=MAX([.F3:.F32])" office:value-type="float" office:value="1504015.244765" calcext:value-type="float">
            <text:p>1504015.244765</text:p>
          </table:table-cell>
          <table:table-cell table:style-name="ce3" table:formula="of:=MAX([.G3:.G32])" office:value-type="float" office:value="1504162.701161" calcext:value-type="float">
            <text:p>1504162.701161</text:p>
          </table:table-cell>
          <table:table-cell table:style-name="ce3" table:formula="of:=MAX([.H3:.H32])" office:value-type="float" office:value="1504015.244765" calcext:value-type="float">
            <text:p>1504015.244765</text:p>
          </table:table-cell>
          <table:table-cell table:style-name="ce3" table:formula="of:=MAX([.I3:.I32])" office:value-type="float" office:value="1504162.701161" calcext:value-type="float">
            <text:p>1504162.701161</text:p>
          </table:table-cell>
          <table:table-cell table:style-name="ce3" table:formula="of:=MAX([.J3:.J32])" office:value-type="float" office:value="1504153.725033" calcext:value-type="float">
            <text:p>1504153.725033</text:p>
          </table:table-cell>
          <table:table-cell table:style-name="ce3" table:formula="of:=MAX([.K3:.K32])" office:value-type="float" office:value="1504015.244765" calcext:value-type="float">
            <text:p>1504015.244765</text:p>
          </table:table-cell>
          <table:table-cell table:style-name="ce3" table:formula="of:=MAX([.L3:.L32])" office:value-type="float" office:value="1504166.744529" calcext:value-type="float">
            <text:p>1504166.744529</text:p>
          </table:table-cell>
          <table:table-cell table:style-name="ce3" table:formula="of:=MAX([.M3:.M32])" office:value-type="float" office:value="1504153.725033" calcext:value-type="float">
            <text:p>1504153.725033</text:p>
          </table:table-cell>
          <table:table-cell table:style-name="ce3" table:formula="of:=MAX([.N3:.N32])" office:value-type="float" office:value="1504153.725033" calcext:value-type="float">
            <text:p>1504153.7250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03050.18482697" calcext:value-type="float">
            <text:p>1503050.18482697</text:p>
          </table:table-cell>
          <table:table-cell table:style-name="ce3" table:formula="of:=AVERAGE([.C3:.C32])" office:value-type="float" office:value="1503346.4346523" calcext:value-type="float">
            <text:p>1503346.4346523</text:p>
          </table:table-cell>
          <table:table-cell table:style-name="ce3" table:formula="of:=AVERAGE([.D3:.D32])" office:value-type="float" office:value="1503957.0038248" calcext:value-type="float">
            <text:p>1503957.0038248</text:p>
          </table:table-cell>
          <table:table-cell table:style-name="ce3" table:formula="of:=AVERAGE([.E3:.E32])" office:value-type="float" office:value="1504037.7278898" calcext:value-type="float">
            <text:p>1504037.7278898</text:p>
          </table:table-cell>
          <table:table-cell table:style-name="ce3" table:formula="of:=AVERAGE([.F3:.F32])" office:value-type="float" office:value="1503957.0038248" calcext:value-type="float">
            <text:p>1503957.0038248</text:p>
          </table:table-cell>
          <table:table-cell table:style-name="ce3" table:formula="of:=AVERAGE([.G3:.G32])" office:value-type="float" office:value="1504088.3798759" calcext:value-type="float">
            <text:p>1504088.3798759</text:p>
          </table:table-cell>
          <table:table-cell table:style-name="ce3" table:formula="of:=AVERAGE([.H3:.H32])" office:value-type="float" office:value="1503957.0038248" calcext:value-type="float">
            <text:p>1503957.0038248</text:p>
          </table:table-cell>
          <table:table-cell table:style-name="ce3" table:formula="of:=AVERAGE([.I3:.I32])" office:value-type="float" office:value="1504088.3798759" calcext:value-type="float">
            <text:p>1504088.3798759</text:p>
          </table:table-cell>
          <table:table-cell table:style-name="ce3" table:formula="of:=AVERAGE([.J3:.J32])" office:value-type="float" office:value="1504083.5682992" calcext:value-type="float">
            <text:p>1504083.5682992</text:p>
          </table:table-cell>
          <table:table-cell table:style-name="ce3" table:formula="of:=AVERAGE([.K3:.K32])" office:value-type="float" office:value="1503957.0038248" calcext:value-type="float">
            <text:p>1503957.0038248</text:p>
          </table:table-cell>
          <table:table-cell table:style-name="ce3" table:formula="of:=AVERAGE([.L3:.L32])" office:value-type="float" office:value="1504106.1453335" calcext:value-type="float">
            <text:p>1504106.1453335</text:p>
          </table:table-cell>
          <table:table-cell table:style-name="ce3" table:formula="of:=AVERAGE([.M3:.M32])" office:value-type="float" office:value="1504083.5682992" calcext:value-type="float">
            <text:p>1504083.5682992</text:p>
          </table:table-cell>
          <table:table-cell table:style-name="ce3" table:formula="of:=AVERAGE([.N3:.N32])" office:value-type="float" office:value="1504083.5682992" calcext:value-type="float">
            <text:p>1504083.568299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4" table:formula="of:=STDEV([.B3:.B32])" office:value-type="float" office:value="32.8438612031654" calcext:value-type="float">
            <text:p>32.8438612032</text:p>
          </table:table-cell>
          <table:table-cell table:style-name="ce14" table:formula="of:=STDEV([.C3:.C32])" office:value-type="float" office:value="40.2291349102555" calcext:value-type="float">
            <text:p>40.2291349103</text:p>
          </table:table-cell>
          <table:table-cell table:style-name="ce14" table:formula="of:=STDEV([.D3:.D32])" office:value-type="float" office:value="37.9997223534617" calcext:value-type="float">
            <text:p>37.9997223535</text:p>
          </table:table-cell>
          <table:table-cell table:style-name="ce14" table:formula="of:=STDEV([.E3:.E32])" office:value-type="float" office:value="55.5494869035553" calcext:value-type="float">
            <text:p>55.5494869036</text:p>
          </table:table-cell>
          <table:table-cell table:style-name="ce14" table:formula="of:=STDEV([.F3:.F32])" office:value-type="float" office:value="37.9997223534617" calcext:value-type="float">
            <text:p>37.9997223535</text:p>
          </table:table-cell>
          <table:table-cell table:style-name="ce14" table:formula="of:=STDEV([.G3:.G32])" office:value-type="float" office:value="78.1965438243521" calcext:value-type="float">
            <text:p>78.1965438244</text:p>
          </table:table-cell>
          <table:table-cell table:style-name="ce14" table:formula="of:=STDEV([.H3:.H32])" office:value-type="float" office:value="37.9997223534617" calcext:value-type="float">
            <text:p>37.9997223535</text:p>
          </table:table-cell>
          <table:table-cell table:style-name="ce14" table:formula="of:=STDEV([.I3:.I32])" office:value-type="float" office:value="78.1965438243521" calcext:value-type="float">
            <text:p>78.1965438244</text:p>
          </table:table-cell>
          <table:table-cell table:style-name="ce14" table:formula="of:=STDEV([.J3:.J32])" office:value-type="float" office:value="87.2301746934113" calcext:value-type="float">
            <text:p>87.2301746934</text:p>
          </table:table-cell>
          <table:table-cell table:style-name="ce14" table:formula="of:=STDEV([.K3:.K32])" office:value-type="float" office:value="37.9997223534617" calcext:value-type="float">
            <text:p>37.9997223535</text:p>
          </table:table-cell>
          <table:table-cell table:style-name="ce14" table:formula="of:=STDEV([.L3:.L32])" office:value-type="float" office:value="66.1001863800414" calcext:value-type="float">
            <text:p>66.10018638</text:p>
          </table:table-cell>
          <table:table-cell table:style-name="ce14" table:formula="of:=STDEV([.M3:.M32])" office:value-type="float" office:value="87.2301746934113" calcext:value-type="float">
            <text:p>87.2301746934</text:p>
          </table:table-cell>
          <table:table-cell table:style-name="ce14" table:formula="of:=STDEV([.N3:.N32])" office:value-type="float" office:value="87.2301746934113" calcext:value-type="float">
            <text:p>87.230174693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5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7" office:value-type="string" calcext:value-type="string">
            <text:p>Current Generation</text:p>
          </table:table-cell>
          <table:table-cell table:style-name="Default"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86400" calcext:value-type="float">
            <text:p>86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6" office:value-type="float" office:value="172800" calcext:value-type="float">
            <text:p>1728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float" office:value="345600" calcext:value-type="float">
            <text:p>345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float" office:value="345600" calcext:value-type="float">
            <text:p>34560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 office:value-type="float" office:value="691200" calcext:value-type="float">
            <text:p>691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 office:value-type="float" office:value="691200" calcext:value-type="float">
            <text:p>6912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382400" calcext:value-type="float">
            <text:p>138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382400" calcext:value-type="float">
            <text:p>13824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382400" calcext:value-type="float">
            <text:p>138240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office:value-type="float" office:value="1900800" calcext:value-type="float">
            <text:p>1900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office:value-type="float" office:value="1900800" calcext:value-type="float">
            <text:p>19008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office:value-type="float" office:value="1900800" calcext:value-type="float">
            <text:p>190080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6" office:value-type="float" office:value="2073600" calcext:value-type="float">
            <text:p>207360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1010"/>
        </table:table-row>
        <table:table-row table:style-name="ro1" table:number-rows-repeated="9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2073600" calcext:value-type="float">
            <text:p>20736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Default"/>
          <table:table-cell table:number-columns-repeated="1011"/>
        </table:table-row>
        <table:table-row table:style-name="ro1" table:number-rows-repeated="9">
          <table:table-cell table:style-name="Default" table:number-columns-repeated="9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 table:number-rows-repeated="2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SP-Normal'.B36:'TSP-Normal'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KAGGLE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8" office:value-type="float" office:value="1516718.469082" calcext:value-type="float">
            <text:p>1516718.469</text:p>
          </table:table-cell>
          <table:table-cell table:style-name="ce8" office:value-type="float" office:value="1517071.04071" calcext:value-type="float">
            <text:p>1517071.041</text:p>
          </table:table-cell>
          <table:table-cell table:style-name="ce8" office:value-type="float" office:value="1517682.735034" calcext:value-type="float">
            <text:p>1517682.735</text:p>
          </table:table-cell>
          <table:table-cell table:style-name="ce8" office:value-type="float" office:value="1517620.073596" calcext:value-type="float">
            <text:p>1517620.074</text:p>
          </table:table-cell>
          <table:table-cell table:style-name="ce8" office:value-type="float" office:value="1517682.735034" calcext:value-type="float">
            <text:p>1517682.735</text:p>
          </table:table-cell>
          <table:table-cell table:style-name="ce8" office:value-type="float" office:value="1517727.117886" calcext:value-type="float">
            <text:p>1517727.118</text:p>
          </table:table-cell>
          <table:table-cell table:style-name="ce8" office:value-type="float" office:value="1517682.735034" calcext:value-type="float">
            <text:p>1517682.735</text:p>
          </table:table-cell>
          <table:table-cell table:style-name="ce8" office:value-type="float" office:value="1517727.117886" calcext:value-type="float">
            <text:p>1517727.118</text:p>
          </table:table-cell>
          <table:table-cell table:style-name="ce8" office:value-type="float" office:value="1517749.140081" calcext:value-type="float">
            <text:p>1517749.140</text:p>
          </table:table-cell>
          <table:table-cell table:style-name="ce8" office:value-type="float" office:value="1517682.735034" calcext:value-type="float">
            <text:p>1517682.735</text:p>
          </table:table-cell>
          <table:table-cell table:style-name="ce8" office:value-type="float" office:value="1517723.836213" calcext:value-type="float">
            <text:p>1517723.836</text:p>
          </table:table-cell>
          <table:table-cell table:number-columns-repeated="2" table:style-name="ce8" office:value-type="float" office:value="1517749.140081" calcext:value-type="float">
            <text:p>1517749.140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768.621786" calcext:value-type="float">
            <text:p>1516768.622</text:p>
          </table:table-cell>
          <table:table-cell table:style-name="ce8" office:value-type="float" office:value="1517016.321103" calcext:value-type="float">
            <text:p>1517016.321</text:p>
          </table:table-cell>
          <table:table-cell table:style-name="ce8" office:value-type="float" office:value="1517642.533238" calcext:value-type="float">
            <text:p>1517642.533</text:p>
          </table:table-cell>
          <table:table-cell table:style-name="ce8" office:value-type="float" office:value="1517828.196119" calcext:value-type="float">
            <text:p>1517828.196</text:p>
          </table:table-cell>
          <table:table-cell table:style-name="ce8" office:value-type="float" office:value="1517642.533238" calcext:value-type="float">
            <text:p>1517642.533</text:p>
          </table:table-cell>
          <table:table-cell table:style-name="ce8" office:value-type="float" office:value="1517804.916999" calcext:value-type="float">
            <text:p>1517804.917</text:p>
          </table:table-cell>
          <table:table-cell table:style-name="ce8" office:value-type="float" office:value="1517642.533238" calcext:value-type="float">
            <text:p>1517642.533</text:p>
          </table:table-cell>
          <table:table-cell table:style-name="ce8" office:value-type="float" office:value="1517804.916999" calcext:value-type="float">
            <text:p>1517804.917</text:p>
          </table:table-cell>
          <table:table-cell table:style-name="ce8" office:value-type="float" office:value="1517759.818129" calcext:value-type="float">
            <text:p>1517759.818</text:p>
          </table:table-cell>
          <table:table-cell table:style-name="ce8" office:value-type="float" office:value="1517642.533238" calcext:value-type="float">
            <text:p>1517642.533</text:p>
          </table:table-cell>
          <table:table-cell table:style-name="ce8" office:value-type="float" office:value="1517805.908596" calcext:value-type="float">
            <text:p>1517805.909</text:p>
          </table:table-cell>
          <table:table-cell table:number-columns-repeated="2" table:style-name="ce8" office:value-type="float" office:value="1517759.818129" calcext:value-type="float">
            <text:p>1517759.81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697.008569" calcext:value-type="float">
            <text:p>1516697.009</text:p>
          </table:table-cell>
          <table:table-cell table:style-name="ce8" office:value-type="float" office:value="1517012.066425" calcext:value-type="float">
            <text:p>1517012.066</text:p>
          </table:table-cell>
          <table:table-cell table:style-name="ce8" office:value-type="float" office:value="1517695.772984" calcext:value-type="float">
            <text:p>1517695.773</text:p>
          </table:table-cell>
          <table:table-cell table:style-name="ce8" office:value-type="float" office:value="1517633.945253" calcext:value-type="float">
            <text:p>1517633.945</text:p>
          </table:table-cell>
          <table:table-cell table:style-name="ce8" office:value-type="float" office:value="1517695.772984" calcext:value-type="float">
            <text:p>1517695.773</text:p>
          </table:table-cell>
          <table:table-cell table:style-name="ce8" office:value-type="float" office:value="1517593.741415" calcext:value-type="float">
            <text:p>1517593.741</text:p>
          </table:table-cell>
          <table:table-cell table:style-name="ce8" office:value-type="float" office:value="1517695.772984" calcext:value-type="float">
            <text:p>1517695.773</text:p>
          </table:table-cell>
          <table:table-cell table:style-name="ce8" office:value-type="float" office:value="1517593.741415" calcext:value-type="float">
            <text:p>1517593.741</text:p>
          </table:table-cell>
          <table:table-cell table:style-name="ce8" office:value-type="float" office:value="1517718.617383" calcext:value-type="float">
            <text:p>1517718.617</text:p>
          </table:table-cell>
          <table:table-cell table:style-name="ce8" office:value-type="float" office:value="1517695.772984" calcext:value-type="float">
            <text:p>1517695.773</text:p>
          </table:table-cell>
          <table:table-cell table:style-name="ce8" office:value-type="float" office:value="1517590.331041" calcext:value-type="float">
            <text:p>1517590.331</text:p>
          </table:table-cell>
          <table:table-cell table:number-columns-repeated="2" table:style-name="ce8" office:value-type="float" office:value="1517718.617383" calcext:value-type="float">
            <text:p>1517718.61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782.493674" calcext:value-type="float">
            <text:p>1516782.494</text:p>
          </table:table-cell>
          <table:table-cell table:style-name="ce8" office:value-type="float" office:value="1517029.315839" calcext:value-type="float">
            <text:p>1517029.316</text:p>
          </table:table-cell>
          <table:table-cell table:style-name="ce8" office:value-type="float" office:value="1517586.664986" calcext:value-type="float">
            <text:p>1517586.665</text:p>
          </table:table-cell>
          <table:table-cell table:style-name="ce8" office:value-type="float" office:value="1517862.654251" calcext:value-type="float">
            <text:p>1517862.654</text:p>
          </table:table-cell>
          <table:table-cell table:style-name="ce8" office:value-type="float" office:value="1517586.664986" calcext:value-type="float">
            <text:p>1517586.665</text:p>
          </table:table-cell>
          <table:table-cell table:style-name="ce8" office:value-type="float" office:value="1517781.768087" calcext:value-type="float">
            <text:p>1517781.768</text:p>
          </table:table-cell>
          <table:table-cell table:style-name="ce8" office:value-type="float" office:value="1517586.664986" calcext:value-type="float">
            <text:p>1517586.665</text:p>
          </table:table-cell>
          <table:table-cell table:style-name="ce8" office:value-type="float" office:value="1517781.768087" calcext:value-type="float">
            <text:p>1517781.768</text:p>
          </table:table-cell>
          <table:table-cell table:style-name="ce8" office:value-type="float" office:value="1517598.704969" calcext:value-type="float">
            <text:p>1517598.705</text:p>
          </table:table-cell>
          <table:table-cell table:style-name="ce8" office:value-type="float" office:value="1517586.664986" calcext:value-type="float">
            <text:p>1517586.665</text:p>
          </table:table-cell>
          <table:table-cell table:style-name="ce8" office:value-type="float" office:value="1517781.768087" calcext:value-type="float">
            <text:p>1517781.768</text:p>
          </table:table-cell>
          <table:table-cell table:number-columns-repeated="2" table:style-name="ce8" office:value-type="float" office:value="1517598.704969" calcext:value-type="float">
            <text:p>1517598.70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757.385644" calcext:value-type="float">
            <text:p>1516757.386</text:p>
          </table:table-cell>
          <table:table-cell table:style-name="ce8" office:value-type="float" office:value="1516954.838508" calcext:value-type="float">
            <text:p>1516954.839</text:p>
          </table:table-cell>
          <table:table-cell table:style-name="ce8" office:value-type="float" office:value="1517676.356733" calcext:value-type="float">
            <text:p>1517676.357</text:p>
          </table:table-cell>
          <table:table-cell table:style-name="ce8" office:value-type="float" office:value="1517685.241882" calcext:value-type="float">
            <text:p>1517685.242</text:p>
          </table:table-cell>
          <table:table-cell table:style-name="ce8" office:value-type="float" office:value="1517676.356733" calcext:value-type="float">
            <text:p>1517676.357</text:p>
          </table:table-cell>
          <table:table-cell table:style-name="ce8" office:value-type="float" office:value="1517652.585202" calcext:value-type="float">
            <text:p>1517652.585</text:p>
          </table:table-cell>
          <table:table-cell table:style-name="ce8" office:value-type="float" office:value="1517676.356733" calcext:value-type="float">
            <text:p>1517676.357</text:p>
          </table:table-cell>
          <table:table-cell table:style-name="ce8" office:value-type="float" office:value="1517652.585202" calcext:value-type="float">
            <text:p>1517652.585</text:p>
          </table:table-cell>
          <table:table-cell table:style-name="ce8" office:value-type="float" office:value="1517775.895881" calcext:value-type="float">
            <text:p>1517775.896</text:p>
          </table:table-cell>
          <table:table-cell table:style-name="ce8" office:value-type="float" office:value="1517676.356733" calcext:value-type="float">
            <text:p>1517676.357</text:p>
          </table:table-cell>
          <table:table-cell table:style-name="ce8" office:value-type="float" office:value="1517749.2296" calcext:value-type="float">
            <text:p>1517749.230</text:p>
          </table:table-cell>
          <table:table-cell table:number-columns-repeated="2" table:style-name="ce8" office:value-type="float" office:value="1517775.895881" calcext:value-type="float">
            <text:p>1517775.896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729.778533" calcext:value-type="float">
            <text:p>1516729.779</text:p>
          </table:table-cell>
          <table:table-cell table:style-name="ce8" office:value-type="float" office:value="1517044.319716" calcext:value-type="float">
            <text:p>1517044.320</text:p>
          </table:table-cell>
          <table:table-cell table:style-name="ce8" office:value-type="float" office:value="1517597.712514" calcext:value-type="float">
            <text:p>1517597.713</text:p>
          </table:table-cell>
          <table:table-cell table:style-name="ce8" office:value-type="float" office:value="1517747.806007" calcext:value-type="float">
            <text:p>1517747.806</text:p>
          </table:table-cell>
          <table:table-cell table:style-name="ce8" office:value-type="float" office:value="1517597.712514" calcext:value-type="float">
            <text:p>1517597.713</text:p>
          </table:table-cell>
          <table:table-cell table:style-name="ce8" office:value-type="float" office:value="1517757.576935" calcext:value-type="float">
            <text:p>1517757.577</text:p>
          </table:table-cell>
          <table:table-cell table:style-name="ce8" office:value-type="float" office:value="1517597.712514" calcext:value-type="float">
            <text:p>1517597.713</text:p>
          </table:table-cell>
          <table:table-cell table:style-name="ce8" office:value-type="float" office:value="1517757.576935" calcext:value-type="float">
            <text:p>1517757.577</text:p>
          </table:table-cell>
          <table:table-cell table:style-name="ce8" office:value-type="float" office:value="1517508.007464" calcext:value-type="float">
            <text:p>1517508.007</text:p>
          </table:table-cell>
          <table:table-cell table:style-name="ce8" office:value-type="float" office:value="1517597.712514" calcext:value-type="float">
            <text:p>1517597.713</text:p>
          </table:table-cell>
          <table:table-cell table:style-name="ce8" office:value-type="float" office:value="1517758.620321" calcext:value-type="float">
            <text:p>1517758.620</text:p>
          </table:table-cell>
          <table:table-cell table:number-columns-repeated="2" table:style-name="ce8" office:value-type="float" office:value="1517508.007464" calcext:value-type="float">
            <text:p>1517508.00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771.943534" calcext:value-type="float">
            <text:p>1516771.944</text:p>
          </table:table-cell>
          <table:table-cell table:style-name="ce8" office:value-type="float" office:value="1517077.325131" calcext:value-type="float">
            <text:p>1517077.325</text:p>
          </table:table-cell>
          <table:table-cell table:style-name="ce8" office:value-type="float" office:value="1517754.154593" calcext:value-type="float">
            <text:p>1517754.155</text:p>
          </table:table-cell>
          <table:table-cell table:style-name="ce8" office:value-type="float" office:value="1517702.915661" calcext:value-type="float">
            <text:p>1517702.916</text:p>
          </table:table-cell>
          <table:table-cell table:style-name="ce8" office:value-type="float" office:value="1517754.154593" calcext:value-type="float">
            <text:p>1517754.155</text:p>
          </table:table-cell>
          <table:table-cell table:style-name="ce8" office:value-type="float" office:value="1517793.909861" calcext:value-type="float">
            <text:p>1517793.910</text:p>
          </table:table-cell>
          <table:table-cell table:style-name="ce8" office:value-type="float" office:value="1517754.154593" calcext:value-type="float">
            <text:p>1517754.155</text:p>
          </table:table-cell>
          <table:table-cell table:style-name="ce8" office:value-type="float" office:value="1517793.909861" calcext:value-type="float">
            <text:p>1517793.910</text:p>
          </table:table-cell>
          <table:table-cell table:style-name="ce8" office:value-type="float" office:value="1517807.916135" calcext:value-type="float">
            <text:p>1517807.916</text:p>
          </table:table-cell>
          <table:table-cell table:style-name="ce8" office:value-type="float" office:value="1517754.154593" calcext:value-type="float">
            <text:p>1517754.155</text:p>
          </table:table-cell>
          <table:table-cell table:style-name="ce8" office:value-type="float" office:value="1517789.856625" calcext:value-type="float">
            <text:p>1517789.857</text:p>
          </table:table-cell>
          <table:table-cell table:number-columns-repeated="2" table:style-name="ce8" office:value-type="float" office:value="1517807.916135" calcext:value-type="float">
            <text:p>1517807.916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739.709569" calcext:value-type="float">
            <text:p>1516739.710</text:p>
          </table:table-cell>
          <table:table-cell table:style-name="ce8" office:value-type="float" office:value="1517029.00516" calcext:value-type="float">
            <text:p>1517029.005</text:p>
          </table:table-cell>
          <table:table-cell table:style-name="ce8" office:value-type="float" office:value="1517527.947569" calcext:value-type="float">
            <text:p>1517527.948</text:p>
          </table:table-cell>
          <table:table-cell table:style-name="ce8" office:value-type="float" office:value="1517658.305427" calcext:value-type="float">
            <text:p>1517658.305</text:p>
          </table:table-cell>
          <table:table-cell table:style-name="ce8" office:value-type="float" office:value="1517527.947569" calcext:value-type="float">
            <text:p>1517527.948</text:p>
          </table:table-cell>
          <table:table-cell table:style-name="ce8" office:value-type="float" office:value="1517873.983678" calcext:value-type="float">
            <text:p>1517873.984</text:p>
          </table:table-cell>
          <table:table-cell table:style-name="ce8" office:value-type="float" office:value="1517527.947569" calcext:value-type="float">
            <text:p>1517527.948</text:p>
          </table:table-cell>
          <table:table-cell table:style-name="ce8" office:value-type="float" office:value="1517873.983678" calcext:value-type="float">
            <text:p>1517873.984</text:p>
          </table:table-cell>
          <table:table-cell table:style-name="ce8" office:value-type="float" office:value="1517849.044513" calcext:value-type="float">
            <text:p>1517849.045</text:p>
          </table:table-cell>
          <table:table-cell table:style-name="ce8" office:value-type="float" office:value="1517527.947569" calcext:value-type="float">
            <text:p>1517527.948</text:p>
          </table:table-cell>
          <table:table-cell table:style-name="ce8" office:value-type="float" office:value="1517876.040405" calcext:value-type="float">
            <text:p>1517876.040</text:p>
          </table:table-cell>
          <table:table-cell table:number-columns-repeated="2" table:style-name="ce8" office:value-type="float" office:value="1517849.044513" calcext:value-type="float">
            <text:p>1517849.04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684.470534" calcext:value-type="float">
            <text:p>1516684.471</text:p>
          </table:table-cell>
          <table:table-cell table:style-name="ce8" office:value-type="float" office:value="1517020.903982" calcext:value-type="float">
            <text:p>1517020.904</text:p>
          </table:table-cell>
          <table:table-cell table:style-name="ce8" office:value-type="float" office:value="1517622.710903" calcext:value-type="float">
            <text:p>1517622.711</text:p>
          </table:table-cell>
          <table:table-cell table:style-name="ce8" office:value-type="float" office:value="1517730.669059" calcext:value-type="float">
            <text:p>1517730.669</text:p>
          </table:table-cell>
          <table:table-cell table:style-name="ce8" office:value-type="float" office:value="1517622.710903" calcext:value-type="float">
            <text:p>1517622.711</text:p>
          </table:table-cell>
          <table:table-cell table:style-name="ce8" office:value-type="float" office:value="1517828.600738" calcext:value-type="float">
            <text:p>1517828.601</text:p>
          </table:table-cell>
          <table:table-cell table:style-name="ce8" office:value-type="float" office:value="1517622.710903" calcext:value-type="float">
            <text:p>1517622.711</text:p>
          </table:table-cell>
          <table:table-cell table:style-name="ce8" office:value-type="float" office:value="1517828.600738" calcext:value-type="float">
            <text:p>1517828.601</text:p>
          </table:table-cell>
          <table:table-cell table:style-name="ce8" office:value-type="float" office:value="1517799.658261" calcext:value-type="float">
            <text:p>1517799.658</text:p>
          </table:table-cell>
          <table:table-cell table:style-name="ce8" office:value-type="float" office:value="1517622.710903" calcext:value-type="float">
            <text:p>1517622.711</text:p>
          </table:table-cell>
          <table:table-cell table:style-name="ce8" office:value-type="float" office:value="1517873.203842" calcext:value-type="float">
            <text:p>1517873.204</text:p>
          </table:table-cell>
          <table:table-cell table:number-columns-repeated="2" table:style-name="ce8" office:value-type="float" office:value="1517799.658261" calcext:value-type="float">
            <text:p>1517799.65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838.451243" calcext:value-type="float">
            <text:p>1516838.451</text:p>
          </table:table-cell>
          <table:table-cell table:style-name="ce8" office:value-type="float" office:value="1517048.321791" calcext:value-type="float">
            <text:p>1517048.322</text:p>
          </table:table-cell>
          <table:table-cell table:style-name="ce8" office:value-type="float" office:value="1517631.203194" calcext:value-type="float">
            <text:p>1517631.203</text:p>
          </table:table-cell>
          <table:table-cell table:style-name="ce8" office:value-type="float" office:value="1517739.699996" calcext:value-type="float">
            <text:p>1517739.700</text:p>
          </table:table-cell>
          <table:table-cell table:style-name="ce8" office:value-type="float" office:value="1517631.203194" calcext:value-type="float">
            <text:p>1517631.203</text:p>
          </table:table-cell>
          <table:table-cell table:style-name="ce8" office:value-type="float" office:value="1517820.887452" calcext:value-type="float">
            <text:p>1517820.887</text:p>
          </table:table-cell>
          <table:table-cell table:style-name="ce8" office:value-type="float" office:value="1517631.203194" calcext:value-type="float">
            <text:p>1517631.203</text:p>
          </table:table-cell>
          <table:table-cell table:style-name="ce8" office:value-type="float" office:value="1517820.887452" calcext:value-type="float">
            <text:p>1517820.887</text:p>
          </table:table-cell>
          <table:table-cell table:style-name="ce8" office:value-type="float" office:value="1517752.628614" calcext:value-type="float">
            <text:p>1517752.629</text:p>
          </table:table-cell>
          <table:table-cell table:style-name="ce8" office:value-type="float" office:value="1517631.203194" calcext:value-type="float">
            <text:p>1517631.203</text:p>
          </table:table-cell>
          <table:table-cell table:style-name="ce8" office:value-type="float" office:value="1517793.302713" calcext:value-type="float">
            <text:p>1517793.303</text:p>
          </table:table-cell>
          <table:table-cell table:style-name="ce8" office:value-type="float" office:value="1517752.628614" calcext:value-type="float">
            <text:p>1517752.629</text:p>
          </table:table-cell>
          <table:table-cell table:style-name="ce9" office:value-type="float" office:value="1517752.628614" calcext:value-type="float">
            <text:p>1517752.629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6650.948319" calcext:value-type="float">
            <text:p>1516650.948</text:p>
          </table:table-cell>
          <table:table-cell table:style-name="ce8" office:value-type="float" office:value="1517044.7295" calcext:value-type="float">
            <text:p>1517044.730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76.622259" calcext:value-type="float">
            <text:p>1516776.622</text:p>
          </table:table-cell>
          <table:table-cell table:style-name="ce8" office:value-type="float" office:value="1517018.075249" calcext:value-type="float">
            <text:p>1517018.075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07.239483" calcext:value-type="float">
            <text:p>1516707.239</text:p>
          </table:table-cell>
          <table:table-cell table:style-name="ce8" office:value-type="float" office:value="1517109.301354" calcext:value-type="float">
            <text:p>1517109.301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58.628879" calcext:value-type="float">
            <text:p>1516658.629</text:p>
          </table:table-cell>
          <table:table-cell table:style-name="ce8" office:value-type="float" office:value="1517021.956029" calcext:value-type="float">
            <text:p>1517021.956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49.669602" calcext:value-type="float">
            <text:p>1516649.670</text:p>
          </table:table-cell>
          <table:table-cell table:style-name="ce8" office:value-type="float" office:value="1517026.543302" calcext:value-type="float">
            <text:p>1517026.543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42.800201" calcext:value-type="float">
            <text:p>1516642.800</text:p>
          </table:table-cell>
          <table:table-cell table:style-name="ce8" office:value-type="float" office:value="1517047.344568" calcext:value-type="float">
            <text:p>1517047.345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42.844284" calcext:value-type="float">
            <text:p>1516642.844</text:p>
          </table:table-cell>
          <table:table-cell table:style-name="ce8" office:value-type="float" office:value="1517068.845008" calcext:value-type="float">
            <text:p>1517068.845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38.443352" calcext:value-type="float">
            <text:p>1516738.443</text:p>
          </table:table-cell>
          <table:table-cell table:style-name="ce8" office:value-type="float" office:value="1516953.226044" calcext:value-type="float">
            <text:p>1516953.226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57.836381" calcext:value-type="float">
            <text:p>1516757.836</text:p>
          </table:table-cell>
          <table:table-cell table:style-name="ce8" office:value-type="float" office:value="1517040.6786" calcext:value-type="float">
            <text:p>1517040.679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55.325794" calcext:value-type="float">
            <text:p>1516655.326</text:p>
          </table:table-cell>
          <table:table-cell table:style-name="ce8" office:value-type="float" office:value="1517114.257612" calcext:value-type="float">
            <text:p>1517114.258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54.680312" calcext:value-type="float">
            <text:p>1516754.680</text:p>
          </table:table-cell>
          <table:table-cell table:style-name="ce8" office:value-type="float" office:value="1517061.640319" calcext:value-type="float">
            <text:p>1517061.640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52.338906" calcext:value-type="float">
            <text:p>1516752.339</text:p>
          </table:table-cell>
          <table:table-cell table:style-name="ce8" office:value-type="float" office:value="1516976.474266" calcext:value-type="float">
            <text:p>1516976.474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88.666979" calcext:value-type="float">
            <text:p>1516688.667</text:p>
          </table:table-cell>
          <table:table-cell table:style-name="ce8" office:value-type="float" office:value="1517079.770416" calcext:value-type="float">
            <text:p>1517079.770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40.49187" calcext:value-type="float">
            <text:p>1516740.492</text:p>
          </table:table-cell>
          <table:table-cell table:style-name="ce8" office:value-type="float" office:value="1517028.502564" calcext:value-type="float">
            <text:p>1517028.503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48.342442" calcext:value-type="float">
            <text:p>1516748.342</text:p>
          </table:table-cell>
          <table:table-cell table:style-name="ce8" office:value-type="float" office:value="1516973.383159" calcext:value-type="float">
            <text:p>1516973.383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08.67839" calcext:value-type="float">
            <text:p>1516708.678</text:p>
          </table:table-cell>
          <table:table-cell table:style-name="ce8" office:value-type="float" office:value="1517007.014659" calcext:value-type="float">
            <text:p>1517007.015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615.377577" calcext:value-type="float">
            <text:p>1516615.378</text:p>
          </table:table-cell>
          <table:table-cell table:style-name="ce8" office:value-type="float" office:value="1516974.597898" calcext:value-type="float">
            <text:p>1516974.598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822.410518" calcext:value-type="float">
            <text:p>1516822.411</text:p>
          </table:table-cell>
          <table:table-cell table:style-name="ce8" office:value-type="float" office:value="1517106.440944" calcext:value-type="float">
            <text:p>1517106.441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90.973273" calcext:value-type="float">
            <text:p>1516790.973</text:p>
          </table:table-cell>
          <table:table-cell table:style-name="ce8" office:value-type="float" office:value="1517053.390969" calcext:value-type="float">
            <text:p>1517053.391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8" office:value-type="float" office:value="1516772.480748" calcext:value-type="float">
            <text:p>1516772.481</text:p>
          </table:table-cell>
          <table:table-cell table:style-name="ce8" office:value-type="float" office:value="1517037.686356" calcext:value-type="float">
            <text:p>1517037.686</text:p>
          </table:table-cell>
          <table:table-cell table:style-name="ce8" table:number-columns-repeated="2"/>
          <table:table-cell table:style-name="ce9" table:number-columns-repeated="9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9"/>
          <table:table-cell table:style-name="ce9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1" office:value-type="string" calcext:value-type="string">
            <text:p>86400_10_30</text:p>
          </table:table-cell>
          <table:table-cell table:style-name="ce11" office:value-type="string" calcext:value-type="string">
            <text:p>172800_10_30</text:p>
          </table:table-cell>
          <table:table-cell table:style-name="ce11" office:value-type="string" calcext:value-type="string">
            <text:p>345600_10_10</text:p>
          </table:table-cell>
          <table:table-cell table:style-name="ce11" office:value-type="string" calcext:value-type="string">
            <text:p>345600_20_10</text:p>
          </table:table-cell>
          <table:table-cell table:style-name="ce11" office:value-type="string" calcext:value-type="string">
            <text:p>691200_10_10</text:p>
          </table:table-cell>
          <table:table-cell table:style-name="ce11" office:value-type="string" calcext:value-type="string">
            <text:p>691200_30_10</text:p>
          </table:table-cell>
          <table:table-cell table:style-name="ce11" office:value-type="string" calcext:value-type="string">
            <text:p>1382400_10_10</text:p>
          </table:table-cell>
          <table:table-cell table:style-name="ce11" office:value-type="string" calcext:value-type="string">
            <text:p>1382400_30_10</text:p>
          </table:table-cell>
          <table:table-cell table:style-name="ce11" office:value-type="string" calcext:value-type="string">
            <text:p>1382400_50_10</text:p>
          </table:table-cell>
          <table:table-cell table:style-name="ce11" office:value-type="string" calcext:value-type="string">
            <text:p>1900800_10_10</text:p>
          </table:table-cell>
          <table:table-cell table:style-name="ce11" office:value-type="string" calcext:value-type="string">
            <text:p>1900800_30_10</text:p>
          </table:table-cell>
          <table:table-cell table:style-name="ce11" office:value-type="string" calcext:value-type="string">
            <text:p>1900800_50_10</text:p>
          </table:table-cell>
          <table:table-cell table:style-name="ce11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9" table:formula="of:=MIN([.B3:.B32])" office:value-type="float" office:value="1516615.377577" calcext:value-type="float">
            <text:p>1516615.377577</text:p>
          </table:table-cell>
          <table:table-cell table:style-name="ce19" table:formula="of:=MIN([.C3:.C32])" office:value-type="float" office:value="1516953.226044" calcext:value-type="float">
            <text:p>1516953.226044</text:p>
          </table:table-cell>
          <table:table-cell table:style-name="ce19" table:formula="of:=MIN([.D3:.D32])" office:value-type="float" office:value="1517527.947569" calcext:value-type="float">
            <text:p>1517527.947569</text:p>
          </table:table-cell>
          <table:table-cell table:style-name="ce19" table:formula="of:=MIN([.E3:.E32])" office:value-type="float" office:value="1517620.073596" calcext:value-type="float">
            <text:p>1517620.073596</text:p>
          </table:table-cell>
          <table:table-cell table:style-name="ce19" table:formula="of:=MIN([.F3:.F32])" office:value-type="float" office:value="1517527.947569" calcext:value-type="float">
            <text:p>1517527.947569</text:p>
          </table:table-cell>
          <table:table-cell table:style-name="ce19" table:formula="of:=MIN([.G3:.G32])" office:value-type="float" office:value="1517593.741415" calcext:value-type="float">
            <text:p>1517593.741415</text:p>
          </table:table-cell>
          <table:table-cell table:style-name="ce19" table:formula="of:=MIN([.H3:.H32])" office:value-type="float" office:value="1517527.947569" calcext:value-type="float">
            <text:p>1517527.947569</text:p>
          </table:table-cell>
          <table:table-cell table:style-name="ce19" table:formula="of:=MIN([.I3:.I32])" office:value-type="float" office:value="1517593.741415" calcext:value-type="float">
            <text:p>1517593.741415</text:p>
          </table:table-cell>
          <table:table-cell table:style-name="ce19" table:formula="of:=MIN([.J3:.J32])" office:value-type="float" office:value="1517508.007464" calcext:value-type="float">
            <text:p>1517508.007464</text:p>
          </table:table-cell>
          <table:table-cell table:style-name="ce19" table:formula="of:=MIN([.K3:.K32])" office:value-type="float" office:value="1517527.947569" calcext:value-type="float">
            <text:p>1517527.947569</text:p>
          </table:table-cell>
          <table:table-cell table:style-name="ce19" table:formula="of:=MIN([.L3:.L32])" office:value-type="float" office:value="1517590.331041" calcext:value-type="float">
            <text:p>1517590.331041</text:p>
          </table:table-cell>
          <table:table-cell table:style-name="ce19" table:formula="of:=MIN([.M3:.M32])" office:value-type="float" office:value="1517508.007464" calcext:value-type="float">
            <text:p>1517508.007464</text:p>
          </table:table-cell>
          <table:table-cell table:style-name="ce19" table:formula="of:=MIN([.N3:.N32])" office:value-type="float" office:value="1517508.007464" calcext:value-type="float">
            <text:p>1517508.0074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16838.451243" calcext:value-type="float">
            <text:p>1516838.451243</text:p>
          </table:table-cell>
          <table:table-cell table:style-name="ce3" table:formula="of:=MAX([.C3:.C32])" office:value-type="float" office:value="1517114.257612" calcext:value-type="float">
            <text:p>1517114.257612</text:p>
          </table:table-cell>
          <table:table-cell table:style-name="ce3" table:formula="of:=MAX([.D3:.D32])" office:value-type="float" office:value="1517754.154593" calcext:value-type="float">
            <text:p>1517754.154593</text:p>
          </table:table-cell>
          <table:table-cell table:style-name="ce3" table:formula="of:=MAX([.E3:.E32])" office:value-type="float" office:value="1517862.654251" calcext:value-type="float">
            <text:p>1517862.654251</text:p>
          </table:table-cell>
          <table:table-cell table:style-name="ce3" table:formula="of:=MAX([.F3:.F32])" office:value-type="float" office:value="1517754.154593" calcext:value-type="float">
            <text:p>1517754.154593</text:p>
          </table:table-cell>
          <table:table-cell table:style-name="ce3" table:formula="of:=MAX([.G3:.G32])" office:value-type="float" office:value="1517873.983678" calcext:value-type="float">
            <text:p>1517873.983678</text:p>
          </table:table-cell>
          <table:table-cell table:style-name="ce3" table:formula="of:=MAX([.H3:.H32])" office:value-type="float" office:value="1517754.154593" calcext:value-type="float">
            <text:p>1517754.154593</text:p>
          </table:table-cell>
          <table:table-cell table:style-name="ce3" table:formula="of:=MAX([.I3:.I32])" office:value-type="float" office:value="1517873.983678" calcext:value-type="float">
            <text:p>1517873.983678</text:p>
          </table:table-cell>
          <table:table-cell table:style-name="ce3" table:formula="of:=MAX([.J3:.J32])" office:value-type="float" office:value="1517849.044513" calcext:value-type="float">
            <text:p>1517849.044513</text:p>
          </table:table-cell>
          <table:table-cell table:style-name="ce3" table:formula="of:=MAX([.K3:.K32])" office:value-type="float" office:value="1517754.154593" calcext:value-type="float">
            <text:p>1517754.154593</text:p>
          </table:table-cell>
          <table:table-cell table:style-name="ce3" table:formula="of:=MAX([.L3:.L32])" office:value-type="float" office:value="1517876.040405" calcext:value-type="float">
            <text:p>1517876.040405</text:p>
          </table:table-cell>
          <table:table-cell table:style-name="ce3" table:formula="of:=MAX([.M3:.M32])" office:value-type="float" office:value="1517849.044513" calcext:value-type="float">
            <text:p>1517849.044513</text:p>
          </table:table-cell>
          <table:table-cell table:style-name="ce3" table:formula="of:=MAX([.N3:.N32])" office:value-type="float" office:value="1517849.044513" calcext:value-type="float">
            <text:p>1517849.04451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16725.43772457" calcext:value-type="float">
            <text:p>1516725.43772457</text:p>
          </table:table-cell>
          <table:table-cell table:style-name="ce3" table:formula="of:=AVERAGE([.C3:.C32])" office:value-type="float" office:value="1517034.9105727" calcext:value-type="float">
            <text:p>1517034.9105727</text:p>
          </table:table-cell>
          <table:table-cell table:style-name="ce3" table:formula="of:=AVERAGE([.D3:.D32])" office:value-type="float" office:value="1517641.7791748" calcext:value-type="float">
            <text:p>1517641.7791748</text:p>
          </table:table-cell>
          <table:table-cell table:style-name="ce3" table:formula="of:=AVERAGE([.E3:.E32])" office:value-type="float" office:value="1517720.9507251" calcext:value-type="float">
            <text:p>1517720.9507251</text:p>
          </table:table-cell>
          <table:table-cell table:style-name="ce3" table:formula="of:=AVERAGE([.F3:.F32])" office:value-type="float" office:value="1517641.7791748" calcext:value-type="float">
            <text:p>1517641.7791748</text:p>
          </table:table-cell>
          <table:table-cell table:style-name="ce3" table:formula="of:=AVERAGE([.G3:.G32])" office:value-type="float" office:value="1517763.5088253" calcext:value-type="float">
            <text:p>1517763.5088253</text:p>
          </table:table-cell>
          <table:table-cell table:style-name="ce3" table:formula="of:=AVERAGE([.H3:.H32])" office:value-type="float" office:value="1517641.7791748" calcext:value-type="float">
            <text:p>1517641.7791748</text:p>
          </table:table-cell>
          <table:table-cell table:style-name="ce3" table:formula="of:=AVERAGE([.I3:.I32])" office:value-type="float" office:value="1517763.5088253" calcext:value-type="float">
            <text:p>1517763.5088253</text:p>
          </table:table-cell>
          <table:table-cell table:style-name="ce3" table:formula="of:=AVERAGE([.J3:.J32])" office:value-type="float" office:value="1517731.943143" calcext:value-type="float">
            <text:p>1517731.943143</text:p>
          </table:table-cell>
          <table:table-cell table:style-name="ce3" table:formula="of:=AVERAGE([.K3:.K32])" office:value-type="float" office:value="1517641.7791748" calcext:value-type="float">
            <text:p>1517641.7791748</text:p>
          </table:table-cell>
          <table:table-cell table:style-name="ce3" table:formula="of:=AVERAGE([.L3:.L32])" office:value-type="float" office:value="1517774.2097443" calcext:value-type="float">
            <text:p>1517774.2097443</text:p>
          </table:table-cell>
          <table:table-cell table:style-name="ce3" table:formula="of:=AVERAGE([.M3:.M32])" office:value-type="float" office:value="1517731.943143" calcext:value-type="float">
            <text:p>1517731.943143</text:p>
          </table:table-cell>
          <table:table-cell table:style-name="ce3" table:formula="of:=AVERAGE([.N3:.N32])" office:value-type="float" office:value="1517731.943143" calcext:value-type="float">
            <text:p>1517731.94314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4" table:formula="of:=STDEV([.B3:.B32])" office:value-type="float" office:value="57.0270300187309" calcext:value-type="float">
            <text:p>57.0270300187</text:p>
          </table:table-cell>
          <table:table-cell table:style-name="ce14" table:formula="of:=STDEV([.C3:.C32])" office:value-type="float" office:value="42.0276936796876" calcext:value-type="float">
            <text:p>42.0276936797</text:p>
          </table:table-cell>
          <table:table-cell table:style-name="ce14" table:formula="of:=STDEV([.D3:.D32])" office:value-type="float" office:value="63.9701786704551" calcext:value-type="float">
            <text:p>63.9701786705</text:p>
          </table:table-cell>
          <table:table-cell table:style-name="ce14" table:formula="of:=STDEV([.E3:.E32])" office:value-type="float" office:value="78.8948786126448" calcext:value-type="float">
            <text:p>78.8948786126</text:p>
          </table:table-cell>
          <table:table-cell table:style-name="ce14" table:formula="of:=STDEV([.F3:.F32])" office:value-type="float" office:value="63.9701786704551" calcext:value-type="float">
            <text:p>63.9701786705</text:p>
          </table:table-cell>
          <table:table-cell table:style-name="ce14" table:formula="of:=STDEV([.G3:.G32])" office:value-type="float" office:value="85.1082506969276" calcext:value-type="float">
            <text:p>85.1082506969</text:p>
          </table:table-cell>
          <table:table-cell table:style-name="ce14" table:formula="of:=STDEV([.H3:.H32])" office:value-type="float" office:value="63.9701786704551" calcext:value-type="float">
            <text:p>63.9701786705</text:p>
          </table:table-cell>
          <table:table-cell table:style-name="ce14" table:formula="of:=STDEV([.I3:.I32])" office:value-type="float" office:value="85.1082506969276" calcext:value-type="float">
            <text:p>85.1082506969</text:p>
          </table:table-cell>
          <table:table-cell table:style-name="ce14" table:formula="of:=STDEV([.J3:.J32])" office:value-type="float" office:value="103.053179477563" calcext:value-type="float">
            <text:p>103.0531794776</text:p>
          </table:table-cell>
          <table:table-cell table:style-name="ce14" table:formula="of:=STDEV([.K3:.K32])" office:value-type="float" office:value="63.9701786704551" calcext:value-type="float">
            <text:p>63.9701786705</text:p>
          </table:table-cell>
          <table:table-cell table:style-name="ce14" table:formula="of:=STDEV([.L3:.L32])" office:value-type="float" office:value="81.005167751431" calcext:value-type="float">
            <text:p>81.0051677514</text:p>
          </table:table-cell>
          <table:table-cell table:style-name="ce14" table:formula="of:=STDEV([.M3:.M32])" office:value-type="float" office:value="103.053179477563" calcext:value-type="float">
            <text:p>103.0531794776</text:p>
          </table:table-cell>
          <table:table-cell table:style-name="ce14" table:formula="of:=STDEV([.N3:.N32])" office:value-type="float" office:value="103.053179477563" calcext:value-type="float">
            <text:p>103.053179477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5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7" office:value-type="string" calcext:value-type="string">
            <text:p>Current Generation</text:p>
          </table:table-cell>
          <table:table-cell table:style-name="Default" table:number-columns-repeated="2"/>
          <table:table-cell table:style-name="ce20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86400" calcext:value-type="float">
            <text:p>86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6" office:value-type="float" office:value="172800" calcext:value-type="float">
            <text:p>1728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float" office:value="345600" calcext:value-type="float">
            <text:p>345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float" office:value="345600" calcext:value-type="float">
            <text:p>34560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 office:value-type="float" office:value="691200" calcext:value-type="float">
            <text:p>691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 office:value-type="float" office:value="691200" calcext:value-type="float">
            <text:p>6912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382400" calcext:value-type="float">
            <text:p>138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382400" calcext:value-type="float">
            <text:p>13824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21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382400" calcext:value-type="float">
            <text:p>138240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office:value-type="float" office:value="1900800" calcext:value-type="float">
            <text:p>1900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office:value-type="float" office:value="1900800" calcext:value-type="float">
            <text:p>19008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office:value-type="float" office:value="1900800" calcext:value-type="float">
            <text:p>190080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6" office:value-type="float" office:value="2073600" calcext:value-type="float">
            <text:p>207360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KAGGLE.B36:KAGGLE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KAGGLE.H41:KAGGLE.H41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KAGGLE.H49:KAGGLE.H49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0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6:05:22.305489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2-08T19:09:45.864487693</meta:creation-date>
    <dc:date>2018-12-09T16:17:11.899721381</dc:date>
    <dc:creator>joel </dc:creator>
    <meta:editing-duration>PT1H7M44S</meta:editing-duration>
    <meta:editing-cycles>21</meta:editing-cycles>
    <meta:generator>LibreOffice/4.2.8.2$Linux_X86_64 LibreOffice_project/420m0$Build-2</meta:generator>
    <meta:document-statistic meta:table-count="2" meta:cell-count="651" meta:object-count="0"/>
  </office:meta>
</office:document-meta>
</file>